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" fo:font-size="18pt" style:font-size-asian="18pt" style:font-size-complex="18pt"/>
    </style:style>
    <style:style style:name="P2" style:family="paragraph" style:parent-style-name="Standard">
      <style:text-properties style:font-name="Courier" fo:font-size="20pt" style:font-size-asian="20pt" style:font-size-complex="20pt"/>
    </style:style>
    <style:style style:name="P3" style:family="paragraph" style:parent-style-name="Standard">
      <style:text-properties style:font-name="Courier" fo:font-size="16pt" style:font-size-asian="16pt" style:font-size-complex="16pt"/>
    </style:style>
    <style:style style:name="P4" style:family="paragraph" style:parent-style-name="Standard">
      <style:text-properties style:font-name="Courier"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text-properties style:font-name="Courier"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Jesus Loves Even Me</text:p>
      <text:p text:style-name="P1"/>
      <text:p text:style-name="P3">I am so glad that our Father in heaven</text:p>
      <text:p text:style-name="P3">Tells of His love in the Book He has given;</text:p>
      <text:p text:style-name="P3">Wonderful things in the Bible I see -</text:p>
      <text:p text:style-name="P3">This is the dearest, that Jesus loves Me.</text:p>
      <text:p text:style-name="P3"/>
      <text:p text:style-name="P3">Though I forget Him and wander away,</text:p>
      <text:p text:style-name="P3">Still He doth love me wherever I stray;</text:p>
      <text:p text:style-name="P3">Back to His dear loving arms would I flee,</text:p>
      <text:p text:style-name="P3">When I remember that Jesus loves me.</text:p>
      <text:p text:style-name="P3"/>
      <text:p text:style-name="P3">Oh, if there's only one song I can sing,</text:p>
      <text:p text:style-name="P3">When in His beauty I see the great King,</text:p>
      <text:p text:style-name="P3">This shall my song in eternity be;</text:p>
      <text:p text:style-name="P3">“Oh, what a wonder that Jesus loves me!</text:p>
      <text:p text:style-name="P3"/>
      <text:p text:style-name="P4">Refrain 16pt</text:p>
      <text:p text:style-name="P3">I am so glad that Jesus loves me,</text:p>
      <text:p text:style-name="P3">Jesus loves me, Jesus loves me;</text:p>
      <text:p text:style-name="P3">I am so glad that Jesus loves me,</text:p>
      <text:p text:style-name="P3">Jesus loves even me.</text:p>
      <text:p text:style-name="P3"/>
      <text:p text:style-name="P3"/>
      <text:p text:style-name="P3">Composer:Philip P. Bliss (1838-1876)</text:p>
      <text:p text:style-name="P3">Lyricist: Philip P. Bliss (1838-1876)</text:p>
      <text:p text:style-name="P3"/>
      <text:p text:style-name="P3">Meter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4T13:41:13</meta:creation-date>
    <meta:editing-duration>PT9M44S</meta:editing-duration>
    <meta:editing-cycles>2</meta:editing-cycles>
    <meta:generator>OpenOffice/4.1.5$Unix OpenOffice.org_project/415m1$Build-9789</meta:generator>
    <meta:initial-creator>Hank Warren</meta:initial-creator>
    <meta:document-statistic meta:table-count="0" meta:image-count="0" meta:object-count="0" meta:page-count="1" meta:paragraph-count="21" meta:word-count="142" meta:character-count="693"/>
    <dc:date>2018-11-04T13:50:57</dc:date>
    <dc:creator>Hank Warren</dc:creator>
    <meta:template xlink:type="simple" xlink:actuate="onRequest" xlink:title="TubaHymn" xlink:href="../../../../Library/Application%20Support/OpenOffice/4/user/template/TubaHymn.ott" meta:date="2018-11-04T13:41:13"/>
  </office:meta>
</office:document-meta>
</file>